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n la reunion del 9 de julio hablamos los siguientes <text:s/>puntos.<text:line-break/><text:line-break/>Hemos estado repasando la memoria. En la introducción habra que cambiar ciertas cosas como por ejemplo las preguntas ya que dan lugar a opinion y lo que buscamos es dar datos. </text:p>
      <text:p text:style-name="Standard"/>
      <text:p text:style-name="Standard">Por otro lado hemos esta trabajando para meter las formulas que ya sabemos como se hace. Tambien sabemos como se meten las listas en latex y ademas comentamos que para meter los paraffos no hay otra manera sencilla que con \newline. </text:p>
      <text:p text:style-name="Standard"/>
      <text:p text:style-name="Standard">Despues nos metimos con el programa pero habia unos conceptos que no estaban claros a la hora de trabajar con las matrices que esperamos que si lo esten para la proxima reunion.</text:p>
      <text:p text:style-name="Standard"/>
      <text:p text:style-name="Standard">Por ultimo resolvimos algunas dudas como:</text:p>
      <text:list xml:id="list3513214789107527623" text:style-name="L1">
        <text:list-item>
          <text:list>
            <text:list-item>
              <text:p text:style-name="P1">Los requisitos funcionales y no funcionales para los que Domingo me iba a pasar un libro en el que venian las diferencias explicadas.</text:p>
            </text:list-item>
            <text:list-item>
              <text:p text:style-name="P1">El estilo de la bibliografia, como citarla y demas.</text:p>
            </text:list-item>
            <text:list-item>
              <text:p text:style-name="P1">La diferencia entre la varianza simple y compuesta de Marcos Cruz, que en realidad calculan lo mismo aunque la varianza compuesta de una forma mas completa y compleja a la vez.</text:p>
            </text:list-item>
            <text:list-item>
              <text:p text:style-name="P1">Los problemas surgidos y otras cosas hechas si habia que incluirlos en la memoria. La respuesta es si, si es algo relevante y que justifique nuestra manera de proceder.</text:p>
            </text:list-item>
            <text:list-item>
              <text:p text:style-name="P1">A la memoria hay que añadirle un apartado de simulaciones con los resultados finales del calculo de datos.</text:p>
            </text:list-item>
          </text:list>
        </text:list-item>
      </text:list>
      <text:p text:style-name="Standard"/>
      <text:p text:style-name="Standard">Eso seria to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 </meta:initial-creator>
    <meta:creation-date>2019-07-10T15:36:07.20</meta:creation-date>
    <meta:document-statistic meta:table-count="0" meta:image-count="0" meta:object-count="0" meta:page-count="1" meta:paragraph-count="10" meta:word-count="239" meta:character-count="1344"/>
    <dc:date>2019-07-11T16:25:27.14</dc:date>
    <dc:creator>o </dc:creator>
    <meta:editing-duration>PT7M36S</meta:editing-duration>
    <meta:editing-cycles>1</meta:editing-cycles>
    <meta:generator>OpenOffice/4.1.3$Win32 OpenOffice.org_project/413m1$Build-9783</meta:generator>
  </office:meta>
</office:document-meta>
</file>